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78eb1" officeooo:paragraph-rsid="00078eb1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orizontal_20_Line">
      <style:paragraph-properties fo:margin-top="0in" fo:margin-bottom="0.0972in" style:contextual-spacing="false" fo:line-height="115%"/>
    </style:style>
    <style:style style:name="P5" style:family="paragraph" style:parent-style-name="Heading_20_2">
      <style:paragraph-properties fo:margin-top="0in" fo:margin-bottom="0.0972in" style:contextual-spacing="false" fo:line-height="115%"/>
    </style:style>
    <style:style style:name="P6" style:family="paragraph" style:parent-style-name="Heading_20_3">
      <style:paragraph-properties fo:margin-top="0in" fo:margin-bottom="0.0972in" style:contextual-spacing="false" fo:line-height="115%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in" fo:margin-bottom="0in" style:contextual-spacing="false"/>
    </style:style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 style:list-style-name="L2"/>
    <style:style style:name="P11" style:family="paragraph" style:parent-style-name="Text_20_body" style:list-style-name="L3">
      <style:paragraph-properties fo:margin-top="0in" fo:margin-bottom="0in" style:contextual-spacing="false"/>
    </style:style>
    <style:style style:name="P12" style:family="paragraph" style:parent-style-name="Text_20_body" style:list-style-name="L3"/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4"/>
    <style:style style:name="P15" style:family="paragraph" style:parent-style-name="Text_20_body" style:list-style-name="L5">
      <style:paragraph-properties fo:margin-top="0in" fo:margin-bottom="0in" style:contextual-spacing="false"/>
    </style:style>
    <style:style style:name="P16" style:family="paragraph" style:parent-style-name="Text_20_body" style:list-style-name="L5"/>
    <style:style style:name="P17" style:family="paragraph" style:parent-style-name="Text_20_body" style:list-style-name="L6">
      <style:paragraph-properties fo:margin-top="0in" fo:margin-bottom="0in" style:contextual-spacing="false"/>
    </style:style>
    <style:style style:name="P18" style:family="paragraph" style:parent-style-name="Text_20_body" style:list-style-name="L6"/>
    <style:style style:name="T1" style:family="text">
      <style:text-properties officeooo:rsid="00078eb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 4 :Building a MERN Frontend with React and Material-UI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2">Table of Contents</text:p>
          </text:index-title>
        </text:index-body>
      </text:table-of-content>
      <text:p text:style-name="P1"/>
      <text:h text:style-name="P3" text:outline-level="1">1. Resumen</text:h>
      <text:p text:style-name="Text_20_body">Este texto es un extracto de un capítulo que describe el proceso de <text:span text:style-name="Strong_20_Emphasis">completar una aplicación esqueleto MERN (MongoDB, Express, React, Node)</text:span> mediante la adición de una <text:span text:style-name="Strong_20_Emphasis">interfaz de usuario (frontend) interactiva con React</text:span>. El contenido se centra en la <text:span text:style-name="Strong_20_Emphasis">configuración del entorno de desarrollo</text:span> para React, incluyendo Babel, Webpack, React Router y Material-UI, y la implementación de componentes cruciales como la <text:span text:style-name="Strong_20_Emphasis">página de inicio</text:span>, el registro, el inicio de sesión y la gestión de perfiles de usuario (CRUD). Además, el documento explica la <text:span text:style-name="Strong_20_Emphasis">integración de las API del backend</text:span> con el frontend utilizando la Fetch API, así como la gestión del estado de autenticación (auth) en el lado del cliente (client-side) mediante <text:span text:style-name="Strong_20_Emphasis">JSON Web Tokens (JWT)</text:span> y un componente <text:span text:style-name="Source_20_Text">PrivateRoute</text:span> para restringir el acceso. Finalmente, se aborda la implementación de <text:span text:style-name="Strong_20_Emphasis">renderizado básico del lado del servidor (server-side rendering)</text:span> para mejorar el manejo de rutas y el rendimiento inicial.</text:p>
      <text:p text:style-name="Text_20_body"/>
      <text:h text:style-name="P3" text:outline-level="1">2. <text:span text:style-name="T1">I</text:span>mplementation plan</text:h>
      <text:p text:style-name="Text_20_body">Este es un plan de implementación detallado para añadir un frontend React y completar la aplicación esqueleto MERN, basado en los pasos descritos en las fuentes proporcionadas.</text:p>
      <text:p text:style-name="Text_20_body">El objetivo de este plan es <text:span text:style-name="Strong_20_Emphasis">integrar un cliente React</text:span> con el lado del servidor Node-Express-MongoDB para crear una aplicación web full-stack.</text:p>
      <text:p text:style-name="P4"/>
      <text:h text:style-name="P5" text:outline-level="2">Plan de Implementación del Frontend React</text:h>
      <text:h text:style-name="P6" text:outline-level="3">I. Definición de las Características del Frontend</text:h>
      <text:p text:style-name="Text_20_body">Antes de comenzar la implementación, se deben definir y estructurar los componentes de la interfaz de usuario que se añadirán al esqueleto de la aplicación:</text:p>
      <text:list text:style-name="L1">
        <text:list-item>
          <text:p text:style-name="P7"><text:span text:style-name="Strong_20_Emphasis">Vistas Principales y Componentes de Interfaz de Usuario:</text:span></text:p>
          <text:list>
            <text:list-item>
              <text:p text:style-name="P8"><text:span text:style-name="Strong_20_Emphasis">Página de Inicio (</text:span><text:span text:style-name="Strong_20_Emphasis"><text:span text:style-name="Source_20_Text">Home page</text:span></text:span><text:span text:style-name="Strong_20_Emphasis">):</text:span> Vista que se renderiza en la URL raíz para dar la bienvenida a los usuarios. </text:p>
            </text:list-item>
            <text:list-item>
              <text:p text:style-name="P8"><text:span text:style-name="Strong_20_Emphasis">Página de Registro (</text:span><text:span text:style-name="Strong_20_Emphasis"><text:span text:style-name="Source_20_Text">Sign-up page</text:span></text:span><text:span text:style-name="Strong_20_Emphasis">):</text:span> Vista con un formulario para crear una cuenta de usuario. </text:p>
            </text:list-item>
            <text:list-item>
              <text:p text:style-name="P8"><text:span text:style-name="Strong_20_Emphasis">Página de Inicio de Sesión (</text:span><text:span text:style-name="Strong_20_Emphasis"><text:span text:style-name="Source_20_Text">Sign-in page</text:span></text:span><text:span text:style-name="Strong_20_Emphasis">):</text:span> Vista con un formulario para que los usuarios existentes accedan a vistas y acciones protegidas. </text:p>
            </text:list-item>
            <text:list-item>
              <text:p text:style-name="P8"><text:span text:style-name="Strong_20_Emphasis">Página de Lista de Usuarios (</text:span><text:span text:style-name="Strong_20_Emphasis"><text:span text:style-name="Source_20_Text">User list page</text:span></text:span><text:span text:style-name="Strong_20_Emphasis">):</text:span> Vista que recupera y muestra una lista de todos los usuarios, con enlaces a perfiles individuales. </text:p>
            </text:list-item>
            <text:list-item>
              <text:p text:style-name="P8"><text:span text:style-name="Strong_20_Emphasis">Página de Perfil (</text:span><text:span text:style-name="Strong_20_Emphasis"><text:span text:style-name="Source_20_Text">Profile page</text:span></text:span><text:span text:style-name="Strong_20_Emphasis">):</text:span> Componente que muestra la información de un usuario individual (solo accesible por usuarios con sesión iniciada) y que contiene opciones condicionales de edición y eliminación. </text:p>
            </text:list-item>
            <text:list-item>
              <text:p text:style-name="P8"><text:span text:style-name="Strong_20_Emphasis">Página de Edición de Perfil (</text:span><text:span text:style-name="Strong_20_Emphasis"><text:span text:style-name="Source_20_Text">Edit profile page</text:span></text:span><text:span text:style-name="Strong_20_Emphasis">):</text:span> Formulario para editar la información del usuario, accesible solo si el usuario ha iniciado sesión y está editando su propio perfil. </text:p>
            </text:list-item>
            <text:list-item>
              <text:p text:style-name="P8"><text:span text:style-name="Strong_20_Emphasis">Componente Eliminar Usuario (</text:span><text:span text:style-name="Strong_20_Emphasis"><text:span text:style-name="Source_20_Text">Delete user component</text:span></text:span><text:span text:style-name="Strong_20_Emphasis">):</text:span> Opción para que el usuario con sesión iniciada elimine su propio perfil después de confirmar su intención. </text:p>
            </text:list-item>
            <text:list-item>
              <text:p text:style-name="P8"><text:span text:style-name="Strong_20_Emphasis">Barra de Navegación (</text:span><text:span text:style-name="Strong_20_Emphasis"><text:span text:style-name="Source_20_Text">Menu navigation bar</text:span></text:span><text:span text:style-name="Strong_20_Emphasis">):</text:span> Componente que lista las vistas relevantes y ayuda a indicar la ubicación actual del usuario. </text:p>
            </text:list-item>
          </text:list>
        </text:list-item>
        <text:list-item>
          <text:p text:style-name="P7"><text:span text:style-name="Strong_20_Emphasis">Estructura de Componentes:</text:span></text:p>
          <text:list>
            <text:list-item>
              <text:p text:style-name="P8">El componente principal será <text:span text:style-name="Source_20_Text">MainRouter</text:span>, que contendrá todas las demás vistas personalizadas. </text:p>
            </text:list-item>
            <text:list-item>
              <text:p text:style-name="P8"><text:span text:style-name="Source_20_Text">Home</text:span>, <text:span text:style-name="Source_20_Text">Signup</text:span>, <text:span text:style-name="Source_20_Text">Signin</text:span>, <text:span text:style-name="Source_20_Text">Users</text:span>, <text:span text:style-name="Source_20_Text">Profile</text:span>, y <text:span text:style-name="Source_20_Text">EditProfile</text:span> se renderizarán en rutas individuales definidas con React Router. </text:p>
            </text:list-item>
            <text:list-item>
              <text:p text:style-name="P8">El componente <text:span text:style-name="Source_20_Text">Menu</text:span> se renderizará en todas las vistas. </text:p>
            </text:list-item>
            <text:list-item>
              <text:p text:style-name="P8"><text:span text:style-name="Source_20_Text">DeleteUser</text:span> será parte de la vista <text:span text:style-name="Source_20_Text">Profile</text:span>. </text:p>
            </text:list-item>
          </text:list>
        </text:list-item>
        <text:list-item>
          <text:p text:style-name="P7"><text:span text:style-name="Strong_20_Emphasis">Estructura de Carpetas:</text:span> Extender el código del proyecto existente con la carpeta <text:span text:style-name="Source_20_Text">client/</text:span> para contener los componentes React, <text:span text:style-name="Emphasis">helpers</text:span> y <text:span text:style-name="Emphasis">assets</text:span> (como imágenes y CSS).</text:p>
        </text:list-item>
      </text:list>
      <text:h text:style-name="P6" text:outline-level="3"><text:soft-page-break/>II. Configuración del Entorno de Desarrollo React</text:h>
      <text:p text:style-name="Text_20_body">Se deben instalar los módulos necesarios y añadir la configuración para compilar, empaquetar y cargar las vistas React:</text:p>
      <text:list text:style-name="L2">
        <text:list-item>
          <text:p text:style-name="P9"><text:span text:style-name="Strong_20_Emphasis">Configuración de Babel y Webpack:</text:span> </text:p>
          <text:list>
            <text:list-item>
              <text:p text:style-name="P9">Instalar la dependencia de desarrollo <text:span text:style-name="Source_20_Text">@babel/preset-react</text:span>. </text:p>
            </text:list-item>
            <text:list-item>
              <text:p text:style-name="P9">Actualizar <text:span text:style-name="Source_20_Text">.babelrc</text:span> para incluir el preset React y configurar el plugin <text:span text:style-name="Source_20_Text">react-hot-loader/babel</text:span>. </text:p>
            </text:list-item>
            <text:list-item>
              <text:p text:style-name="P9">Instalar módulos como dependencias de desarrollo para el empaquetado y la recarga en caliente (<text:span text:style-name="Emphasis">hot reloading</text:span>): <text:span text:style-name="Source_20_Text">webpack-dev-middleware</text:span>, <text:span text:style-name="Source_20_Text">webpack-hot-middleware</text:span>, <text:span text:style-name="Source_20_Text">file-loader</text:span>, <text:span text:style-name="Source_20_Text">react-hot-loader</text:span>, y <text:span text:style-name="Source_20_Text">@hot-loader/react-dom</text:span>. </text:p>
            </text:list-item>
            <text:list-item>
              <text:p text:style-name="P9">Añadir los archivos <text:span text:style-name="Source_20_Text">webpack.config.client.js</text:span> y <text:span text:style-name="Source_20_Text">webpack.config.client.production.js</text:span>. </text:p>
            </text:list-item>
            <text:list-item>
              <text:p text:style-name="P9">Añadir una regla de módulo en la configuración de Webpack para el manejo de assets de imagen (<text:span text:style-name="Source_20_Text">.ttf</text:span>, <text:span text:style-name="Source_20_Text">.eot</text:span>, <text:span text:style-name="Source_20_Text">.svg</text:span>, <text:span text:style-name="Source_20_Text">.gif</text:span>, <text:span text:style-name="Source_20_Text">.jpg</text:span>, <text:span text:style-name="Source_20_Text">.png</text:span>) utilizando <text:span text:style-name="Source_20_Text">file-loader</text:span>. </text:p>
            </text:list-item>
          </text:list>
        </text:list-item>
        <text:list-item>
          <text:p text:style-name="P9"><text:span text:style-name="Strong_20_Emphasis">Configuración de Middleware para Desarrollo:</text:span> </text:p>
          <text:list>
            <text:list-item>
              <text:p text:style-name="P9">Crear <text:span text:style-name="Source_20_Text">server/devBundle.js</text:span> para configurar un método <text:span text:style-name="Source_20_Text">compile</text:span> que inicialice <text:span text:style-name="Source_20_Text">Webpack middleware</text:span> y <text:span text:style-name="Source_20_Text">Webpack Hot Middleware</text:span> para la recarga en caliente. </text:p>
            </text:list-item>
            <text:list-item>
              <text:p text:style-name="P9">Importar y llamar <text:span text:style-name="Source_20_Text">devBundle.compile(app)</text:span> en <text:span text:style-name="Source_20_Text">server/express.js</text:span> solo durante el modo de desarrollo. </text:p>
            </text:list-item>
          </text:list>
        </text:list-item>
        <text:list-item>
          <text:p text:style-name="P9"><text:span text:style-name="Strong_20_Emphasis">Carga del Código Frontend Empaquetado:</text:span> </text:p>
          <text:list>
            <text:list-item>
              <text:p text:style-name="P9">Configurar Express en <text:span text:style-name="Source_20_Text">express.js</text:span> para servir archivos estáticos desde la carpeta <text:span text:style-name="Source_20_Text">dist</text:span> (la ruta <text:span text:style-name="Source_20_Text">/dist</text:span>). </text:p>
            </text:list-item>
            <text:list-item>
              <text:p text:style-name="P9">Actualizar <text:span text:style-name="Source_20_Text">template.js</text:span> para que cargue el archivo de script empaquetado (<text:span text:style-name="Source_20_Text">/dist/bundle.js</text:span>) al final de la etiqueta <text:span text:style-name="Source_20_Text">&lt;body&gt;</text:span>. </text:p>
            </text:list-item>
          </text:list>
        </text:list-item>
        <text:list-item>
          <text:p text:style-name="P9"><text:span text:style-name="Strong_20_Emphasis">Instalación de Dependencias React:</text:span> </text:p>
          <text:list>
            <text:list-item>
              <text:p text:style-name="P9">Instalar módulos Core React: <text:span text:style-name="Source_20_Text">react</text:span> y <text:span text:style-name="Source_20_Text">react-dom</text:span>. </text:p>
            </text:list-item>
            <text:list-item>
              <text:p text:style-name="P9">Instalar módulos React Router: <text:span text:style-name="Source_20_Text">react-router</text:span> y <text:span text:style-name="Source_20_Text">react-router-dom</text:span>. </text:p>
            </text:list-item>
            <text:list-item>
              <text:p text:style-name="P9">Instalar módulos Material-UI: <text:span text:style-name="Source_20_Text">@material-ui/core</text:span> y <text:span text:style-name="Source_20_Text">@material-ui/icons</text:span>. </text:p>
            </text:list-item>
            <text:list-item>
              <text:p text:style-name="P10">Añadir enlaces de estilos y fuentes recomendados por Material-UI a la sección <text:span text:style-name="Source_20_Text">&lt;head&gt;</text:span> de <text:span text:style-name="Source_20_Text">template.js</text:span>. </text:p>
            </text:list-item>
          </text:list>
        </text:list-item>
      </text:list>
      <text:h text:style-name="P6" text:outline-level="3">III. Renderizado de la Vista Principal (Home Page)</text:h>
      <text:p text:style-name="Text_20_body">Implementar el componente de la página de inicio para establecer la estructura base del frontend:</text:p>
      <text:list text:style-name="L3">
        <text:list-item>
          <text:p text:style-name="P11"><text:span text:style-name="Strong_20_Emphasis">Punto de Entrada (</text:span><text:span text:style-name="Strong_20_Emphasis"><text:span text:style-name="Source_20_Text">client/main.js</text:span></text:span><text:span text:style-name="Strong_20_Emphasis">):</text:span> Importar el componente raíz <text:span text:style-name="Source_20_Text">App</text:span> y renderizarlo en el elemento <text:span text:style-name="Source_20_Text">div</text:span> con el ID 'root'. </text:p>
        </text:list-item>
        <text:list-item>
          <text:p text:style-name="P11"><text:span text:style-name="Strong_20_Emphasis">Componente Raíz (</text:span><text:span text:style-name="Strong_20_Emphasis"><text:span text:style-name="Source_20_Text">client/App.js</text:span></text:span><text:span text:style-name="Strong_20_Emphasis">):</text:span> </text:p>
          <text:list>
            <text:list-item>
              <text:p text:style-name="P11">Personalizar el tema de Material-UI en <text:span text:style-name="Source_20_Text">client/theme.js</text:span> utilizando <text:span text:style-name="Source_20_Text">createMuiTheme()</text:span>. </text:p>
            </text:list-item>
            <text:list-item>
              <text:p text:style-name="P11"><text:soft-page-break/>Definir el componente <text:span text:style-name="Source_20_Text">App</text:span> envolviendo <text:span text:style-name="Source_20_Text">MainRouter</text:span> con <text:span text:style-name="Source_20_Text">ThemeProvider</text:span> (para acceder al tema Material-UI) y <text:span text:style-name="Source_20_Text">BrowserRouter</text:span> (para habilitar el enrutamiento frontend). </text:p>
            </text:list-item>
            <text:list-item>
              <text:p text:style-name="P11">Marcar el componente <text:span text:style-name="Source_20_Text">App</text:span> como <text:span text:style-name="Emphasis">hot-exported</text:span> usando el HOC <text:span text:style-name="Source_20_Text">hot</text:span> de <text:span text:style-name="Source_20_Text">react-hot-loader</text:span> para la recarga en vivo. </text:p>
            </text:list-item>
          </text:list>
        </text:list-item>
        <text:list-item>
          <text:p text:style-name="P11"><text:span text:style-name="Strong_20_Emphasis">Enrutador Principal (</text:span><text:span text:style-name="Strong_20_Emphasis"><text:span text:style-name="Source_20_Text">client/MainRouter.js</text:span></text:span><text:span text:style-name="Strong_20_Emphasis">):</text:span> Implementar el componente <text:span text:style-name="Source_20_Text">MainRouter</text:span> que utiliza <text:span text:style-name="Source_20_Text">Route</text:span> y <text:span text:style-name="Source_20_Text">Switch</text:span> para renderizar el componente <text:span text:style-name="Source_20_Text">Home</text:span> en la ruta raíz (<text:span text:style-name="Source_20_Text">/</text:span>). </text:p>
        </text:list-item>
        <text:list-item>
          <text:p text:style-name="P11"><text:span text:style-name="Strong_20_Emphasis">Componente Home (</text:span><text:span text:style-name="Strong_20_Emphasis"><text:span text:style-name="Source_20_Text">client/core/Home.js</text:span></text:span><text:span text:style-name="Strong_20_Emphasis">):</text:span> </text:p>
          <text:list>
            <text:list-item>
              <text:p text:style-name="P12">Escribir el componente <text:span text:style-name="Source_20_Text">Home</text:span> siguiendo la estructura de imports, declaraciones de estilo (usando <text:span text:style-name="Source_20_Text">makeStyles</text:span> y <text:span text:style-name="Emphasis">JSS</text:span>) y la definición de la función componente. </text:p>
            </text:list-item>
          </text:list>
        </text:list-item>
      </text:list>
      <text:h text:style-name="P6" text:outline-level="3">IV. Integración de APIs y Autenticación</text:h>
      <text:p text:style-name="Text_20_body">Integrar los puntos finales del backend para permitir la interacción con los datos de usuario y gestionar el estado de autenticación:</text:p>
      <text:list text:style-name="L4">
        <text:list-item>
          <text:p text:style-name="P13"><text:span text:style-name="Strong_20_Emphasis">API de CRUD de Usuario (</text:span><text:span text:style-name="Strong_20_Emphasis"><text:span text:style-name="Source_20_Text">client/user/api-user.js</text:span></text:span><text:span text:style-name="Strong_20_Emphasis">):</text:span> </text:p>
          <text:list>
            <text:list-item>
              <text:p text:style-name="P13">Implementar métodos <text:span text:style-name="Emphasis">helper</text:span> utilizando la Fetch API para acceder a los puntos finales CRUD de usuario: <text:span text:style-name="Source_20_Text">create</text:span>, <text:span text:style-name="Source_20_Text">list</text:span>, <text:span text:style-name="Source_20_Text">read</text:span>, <text:span text:style-name="Source_20_Text">update</text:span> y <text:span text:style-name="Source_20_Text">remove</text:span>. </text:p>
            </text:list-item>
            <text:list-item>
              <text:p text:style-name="P13">Asegurarse de que <text:span text:style-name="Source_20_Text">read</text:span>, <text:span text:style-name="Source_20_Text">update</text:span> y <text:span text:style-name="Source_20_Text">remove</text:span> adjunten el JWT en el encabezado <text:span text:style-name="Source_20_Text">Authorization</text:span> (usando el esquema <text:span text:style-name="Source_20_Text">Bearer</text:span>) ya que son rutas protegidas. </text:p>
            </text:list-item>
          </text:list>
        </text:list-item>
        <text:list-item>
          <text:p text:style-name="P13"><text:span text:style-name="Strong_20_Emphasis">API de Autenticación (</text:span><text:span text:style-name="Strong_20_Emphasis"><text:span text:style-name="Source_20_Text">client/auth/api-auth.js</text:span></text:span><text:span text:style-name="Strong_20_Emphasis">):</text:span> </text:p>
          <text:list>
            <text:list-item>
              <text:p text:style-name="P13">Implementar los métodos <text:span text:style-name="Emphasis">helper</text:span> <text:span text:style-name="Source_20_Text">signin</text:span> (POST a <text:span text:style-name="Source_20_Text">/auth/signin/</text:span>) y <text:span text:style-name="Source_20_Text">signout</text:span> (GET a <text:span text:style-name="Source_20_Text">/auth/signout/</text:span>). </text:p>
            </text:list-item>
          </text:list>
        </text:list-item>
        <text:list-item>
          <text:p text:style-name="P13"><text:span text:style-name="Strong_20_Emphasis">Gestión del Estado de Autenticación (</text:span><text:span text:style-name="Strong_20_Emphasis"><text:span text:style-name="Source_20_Text">client/auth/auth-helper.js</text:span></text:span><text:span text:style-name="Strong_20_Emphasis">):</text:span> </text:p>
          <text:list>
            <text:list-item>
              <text:p text:style-name="P13">Utilizar <text:span text:style-name="Source_20_Text">sessionStorage</text:span> para almacenar las credenciales JWT. </text:p>
            </text:list-item>
            <text:list-item>
              <text:p text:style-name="P13">Implementar <text:span text:style-name="Source_20_Text">authenticate(jwt, cb)</text:span>: Para guardar el JWT después de un inicio de sesión exitoso. </text:p>
            </text:list-item>
            <text:list-item>
              <text:p text:style-name="P13">Implementar <text:span text:style-name="Source_20_Text">isAuthenticated()</text:span>: Para recuperar las credenciales y verificar si el usuario ha iniciado sesión. </text:p>
            </text:list-item>
            <text:list-item>
              <text:p text:style-name="P13">Implementar <text:span text:style-name="Source_20_Text">clearJWT(cb)</text:span>: Para eliminar las credenciales de <text:span text:style-name="Source_20_Text">sessionStorage</text:span> y llamar al API de <text:span text:style-name="Source_20_Text">signout</text:span>. </text:p>
            </text:list-item>
          </text:list>
        </text:list-item>
        <text:list-item>
          <text:p text:style-name="P13"><text:span text:style-name="Strong_20_Emphasis">Ruta Privada (</text:span><text:span text:style-name="Strong_20_Emphasis"><text:span text:style-name="Source_20_Text">client/auth/PrivateRoute.js</text:span></text:span><text:span text:style-name="Strong_20_Emphasis">):</text:span> </text:p>
          <text:list>
            <text:list-item>
              <text:p text:style-name="P14">Crear el componente <text:span text:style-name="Source_20_Text">PrivateRoute</text:span> para declarar rutas protegidas en el frontend. Este componente redirigirá al usuario a la vista <text:span text:style-name="Source_20_Text">Signin</text:span> si <text:span text:style-name="Source_20_Text">auth.isAuthenticated()</text:span> devuelve <text:span text:style-name="Source_20_Text">false</text:span>. </text:p>
            </text:list-item>
          </text:list>
        </text:list-item>
      </text:list>
      <text:h text:style-name="P6" text:outline-level="3">V. Desarrollo de Componentes Restantes</text:h>
      <text:p text:style-name="Text_20_body">Completar las vistas de usuario y el menú de navegación:</text:p>
      <text:list text:style-name="L5">
        <text:list-item>
          <text:p text:style-name="P15"><text:span text:style-name="Strong_20_Emphasis">Componente </text:span><text:span text:style-name="Strong_20_Emphasis"><text:span text:style-name="Source_20_Text">Users</text:span></text:span><text:span text:style-name="Strong_20_Emphasis">:</text:span> Usar los <text:span text:style-name="Emphasis">hooks</text:span> <text:span text:style-name="Source_20_Text">useState</text:span> (para inicializar el estado de los usuarios) y <text:span text:style-name="Source_20_Text">useEffect</text:span> (para llamar al método <text:span text:style-name="Source_20_Text">list</text:span> de <text:span text:style-name="Source_20_Text">api-user.js</text:span>) para obtener y mostrar la lista de usuarios. Añadir la ruta <text:span text:style-name="Source_20_Text">/users</text:span> en <text:span text:style-name="Source_20_Text">MainRouter</text:span>. </text:p>
        </text:list-item>
        <text:list-item>
          <text:p text:style-name="P15"><text:span text:style-name="Strong_20_Emphasis">Componente </text:span><text:span text:style-name="Strong_20_Emphasis"><text:span text:style-name="Source_20_Text">Signup</text:span></text:span><text:span text:style-name="Strong_20_Emphasis">:</text:span> Implementar el formulario de registro y utilizar la función <text:span text:style-name="Source_20_Text">create</text:span> de <text:span text:style-name="Source_20_Text">api-user.js</text:span> al enviar el formulario. Mostrar un diálogo de éxito o un mensaje de error. Añadir la ruta <text:span text:style-name="Source_20_Text">/signup</text:span> en <text:span text:style-name="Source_20_Text">MainRouter</text:span>. </text:p>
        </text:list-item>
        <text:list-item>
          <text:p text:style-name="P15"><text:soft-page-break/><text:span text:style-name="Strong_20_Emphasis">Componente </text:span><text:span text:style-name="Strong_20_Emphasis"><text:span text:style-name="Source_20_Text">Signin</text:span></text:span><text:span text:style-name="Strong_20_Emphasis">:</text:span> Implementar el formulario de inicio de sesión. Al enviar el formulario, llamar a <text:span text:style-name="Source_20_Text">signin</text:span> de <text:span text:style-name="Source_20_Text">api-auth.js</text:span>. Si tiene éxito, llamar a <text:span text:style-name="Source_20_Text">auth.authenticate()</text:span> y redirigir utilizando el componente <text:span text:style-name="Source_20_Text">Redirect</text:span> de React Router. Añadir la ruta <text:span text:style-name="Source_20_Text">/signin</text:span> en <text:span text:style-name="Source_20_Text">MainRouter</text:span>. </text:p>
        </text:list-item>
        <text:list-item>
          <text:p text:style-name="P15"><text:span text:style-name="Strong_20_Emphasis">Componente </text:span><text:span text:style-name="Strong_20_Emphasis"><text:span text:style-name="Source_20_Text">Profile</text:span></text:span><text:span text:style-name="Strong_20_Emphasis">:</text:span> Usar <text:span text:style-name="Source_20_Text">useEffect</text:span> para llamar a la función <text:span text:style-name="Source_20_Text">read</text:span> de <text:span text:style-name="Source_20_Text">api-user.js</text:span> con el <text:span text:style-name="Source_20_Text">userId</text:span> y las credenciales JWT. Mostrar condicionalmente las opciones de <text:span text:style-name="Source_20_Text">Edit</text:span> y <text:span text:style-name="Source_20_Text">DeleteUser</text:span> si el usuario con sesión iniciada está viendo su propio perfil. </text:p>
        </text:list-item>
        <text:list-item>
          <text:p text:style-name="P15"><text:span text:style-name="Strong_20_Emphasis">Componente </text:span><text:span text:style-name="Strong_20_Emphasis"><text:span text:style-name="Source_20_Text">EditProfile</text:span></text:span><text:span text:style-name="Strong_20_Emphasis">:</text:span> Proteger esta vista usando <text:span text:style-name="Source_20_Text">PrivateRoute</text:span>. Usar la función <text:span text:style-name="Source_20_Text">update</text:span> de <text:span text:style-name="Source_20_Text">api-user.js</text:span> para manejar la actualización de datos y redirigir al perfil actualizado tras el éxito. Es crucial colocar la ruta <text:span text:style-name="Source_20_Text">/user/edit/:userId</text:span> antes de <text:span text:style-name="Source_20_Text">/user/:userId</text:span> en <text:span text:style-name="Source_20_Text">MainRouter</text:span>. </text:p>
        </text:list-item>
        <text:list-item>
          <text:p text:style-name="P15"><text:span text:style-name="Strong_20_Emphasis">Componente </text:span><text:span text:style-name="Strong_20_Emphasis"><text:span text:style-name="Source_20_Text">DeleteUser</text:span></text:span><text:span text:style-name="Strong_20_Emphasis">:</text:span> Componente que se utiliza dentro de <text:span text:style-name="Source_20_Text">Profile</text:span>. Abrir un <text:span text:style-name="Source_20_Text">Dialog</text:span> de confirmación y, al confirmar, llamar a la función <text:span text:style-name="Source_20_Text">remove</text:span> de <text:span text:style-name="Source_20_Text">api-user.js</text:span> seguida de <text:span text:style-name="Source_20_Text">auth.clearJWT()</text:span> y una redirección a la página de inicio. </text:p>
        </text:list-item>
        <text:list-item>
          <text:p text:style-name="P16"><text:span text:style-name="Strong_20_Emphasis">Componente </text:span><text:span text:style-name="Strong_20_Emphasis"><text:span text:style-name="Source_20_Text">Menu</text:span></text:span><text:span text:style-name="Strong_20_Emphasis">:</text:span> Utilizar el HOC <text:span text:style-name="Source_20_Text">withRouter</text:span> para acceder al historial y a la ubicación actual. Condicionar la visibilidad de los botones (SIGN IN/UP vs. MY PROFILE/OUT) basándose en el estado de autenticación (<text:span text:style-name="Source_20_Text">auth.isAuthenticated()</text:span>). Añadir <text:span text:style-name="Source_20_Text">Menu</text:span> a <text:span text:style-name="Source_20_Text">MainRouter</text:span> antes del componente <text:span text:style-name="Source_20_Text">Switch</text:span> para que se renderice en todas las vistas. </text:p>
        </text:list-item>
      </text:list>
      <text:h text:style-name="P6" text:outline-level="3">VI. Implementación del Renderizado Básico del Lado del Servidor (SSR)</text:h>
      <text:p text:style-name="Text_20_body">Implementar SSR para que el servidor pueda manejar correctamente las rutas del frontend, permitiendo la navegación directa y la marcación de favoritos:</text:p>
      <text:list text:style-name="L6">
        <text:list-item>
          <text:p text:style-name="P17"><text:span text:style-name="Strong_20_Emphasis">Importar Módulos de SSR:</text:span> Importar <text:span text:style-name="Source_20_Text">React</text:span>, <text:span text:style-name="Source_20_Text">ReactDOMServer</text:span>, <text:span text:style-name="Source_20_Text">StaticRouter</text:span>, <text:span text:style-name="Source_20_Text">MainRouter</text:span>, <text:span text:style-name="Source_20_Text">ServerStyleSheets</text:span> y <text:span text:style-name="Source_20_Text">theme</text:span> en <text:span text:style-name="Source_20_Text">server/express.js</text:span>. </text:p>
        </text:list-item>
        <text:list-item>
          <text:p text:style-name="P17"><text:span text:style-name="Strong_20_Emphasis">Manejo de Solicitudes:</text:span> Reemplazar el manejo de la ruta raíz con <text:span text:style-name="Source_20_Text">app.get('*', (req, res) =&gt; { ... })</text:span> para capturar cualquier solicitud dirigida a una ruta de frontend. </text:p>
        </text:list-item>
        <text:list-item>
          <text:p text:style-name="P17"><text:span text:style-name="Strong_20_Emphasis">Generación de CSS y Marcado (Markup):</text:span> </text:p>
          <text:list>
            <text:list-item>
              <text:p text:style-name="P17">Instanciar <text:span text:style-name="Source_20_Text">ServerStyleSheets</text:span>. </text:p>
            </text:list-item>
            <text:list-item>
              <text:p text:style-name="P17">Usar <text:span text:style-name="Source_20_Text">ReactDOMServer.renderToString()</text:span> para convertir el árbol de componentes React a una cadena de marcado (HTML), envolviendo <text:span text:style-name="Source_20_Text">MainRouter</text:span> en <text:span text:style-name="Source_20_Text">StaticRouter</text:span> y <text:span text:style-name="Source_20_Text">ThemeProvider</text:span>. </text:p>
            </text:list-item>
          </text:list>
        </text:list-item>
        <text:list-item>
          <text:p text:style-name="P17"><text:span text:style-name="Strong_20_Emphasis">Envío del Template:</text:span> </text:p>
          <text:list>
            <text:list-item>
              <text:p text:style-name="P17">Comprobar si hay una redirección generada por el componente (e.g., por <text:span text:style-name="Source_20_Text">PrivateRoute</text:span>). Si la hay, redirigir al cliente. </text:p>
            </text:list-item>
            <text:list-item>
              <text:p text:style-name="P17">Obtener las cadenas CSS (<text:span text:style-name="Source_20_Text">sheets.toString()</text:span>) y el marcado. </text:p>
            </text:list-item>
            <text:list-item>
              <text:p text:style-name="P17">Enviar la respuesta <text:span text:style-name="Source_20_Text">template</text:span> inyectando el marcado dentro del <text:span text:style-name="Source_20_Text">&lt;div id="root"&gt;</text:span> y el CSS dentro de <text:span text:style-name="Source_20_Text">&lt;style id="jss-server-side"&gt;</text:span> en <text:span text:style-name="Source_20_Text">template.js</text:span>. </text:p>
            </text:list-item>
          </text:list>
        </text:list-item>
        <text:list-item>
          <text:p text:style-name="P17"><text:span text:style-name="Strong_20_Emphasis">Actualización del Frontend para SSR:</text:span> </text:p>
          <text:list>
            <text:list-item>
              <text:p text:style-name="P17">Actualizar <text:span text:style-name="Source_20_Text">client/App.js</text:span> usando el <text:span text:style-name="Emphasis">hook</text:span> <text:span text:style-name="Source_20_Text">useEffect</text:span> para eliminar los estilos inyectados por el servidor (<text:span text:style-name="Source_20_Text">#jss-server-side</text:span>) una vez que el componente raíz se monta en el navegador. </text:p>
            </text:list-item>
            <text:list-item>
              <text:p text:style-name="P18"><text:soft-page-break/>Actualizar <text:span text:style-name="Source_20_Text">client/main.js</text:span> para usar <text:span text:style-name="Strong_20_Emphasis"><text:span text:style-name="Source_20_Text">ReactDOM.hydrate()</text:span></text:span> en lugar de <text:span text:style-name="Source_20_Text">ReactDOM.render()</text:span>. Esto permite que React asuma el control del marcado pre-renderizado por el servidor de manera eficiente. 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2T16:37:41.651989000</meta:creation-date>
    <dc:date>2025-11-22T16:40:50.959593000</dc:date>
    <meta:editing-duration>PT3M10S</meta:editing-duration>
    <meta:editing-cycles>1</meta:editing-cycles>
    <meta:generator>LibreOffice/25.8.3.2$MacOSX_X86_64 LibreOffice_project/8ca8d55c161d602844f5428fa4b58097424e324e</meta:generator>
    <meta:document-statistic meta:table-count="0" meta:image-count="0" meta:object-count="0" meta:page-count="8" meta:paragraph-count="91" meta:word-count="1611" meta:character-count="10834" meta:non-whitespace-character-count="9317"/>
  </office:meta>
</office:document-meta>
</file>